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b0d4d1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102f2d76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Standard">
      <style:text-properties officeooo:paragraph-rsid="0fdfc605"/>
    </style:style>
    <style:style style:name="P90" style:family="paragraph" style:parent-style-name="Standard">
      <style:text-properties officeooo:paragraph-rsid="1032d175"/>
    </style:style>
    <style:style style:name="P91" style:family="paragraph" style:parent-style-name="Standard">
      <style:text-properties officeooo:paragraph-rsid="103d33d3"/>
    </style:style>
    <style:style style:name="P92" style:family="paragraph" style:parent-style-name="Footnote">
      <style:text-properties officeooo:paragraph-rsid="104a80be"/>
    </style:style>
    <style:style style:name="P93" style:family="paragraph" style:parent-style-name="Footnote">
      <style:text-properties officeooo:paragraph-rsid="104e894e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text-properties officeooo:paragraph-rsid="1061e0ef"/>
    </style:style>
    <style:style style:name="P103" style:family="paragraph" style:parent-style-name="Standard">
      <style:text-properties officeooo:paragraph-rsid="1062a122"/>
    </style:style>
    <style:style style:name="P104" style:family="paragraph" style:parent-style-name="Standard">
      <style:text-properties officeooo:paragraph-rsid="10640365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officeooo:rsid="1052c7f3"/>
    </style:style>
    <style:style style:name="T274" style:family="text">
      <style:text-properties fo:language="en" fo:country="GB" officeooo:rsid="105c8aaa"/>
    </style:style>
    <style:style style:name="T275" style:family="text">
      <style:text-properties fo:language="en" fo:country="GB" officeooo:rsid="105f1264"/>
    </style:style>
    <style:style style:name="T276" style:family="text">
      <style:text-properties officeooo:rsid="0f981b1c"/>
    </style:style>
    <style:style style:name="T277" style:family="text">
      <style:text-properties style:font-name="Liberation Mono" fo:font-size="8pt" style:font-size-asian="8pt" style:font-size-complex="8pt" loext:padding="0.049cm" loext:border="0.31pt solid #000000"/>
    </style:style>
    <style:style style:name="T27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1" style:family="text">
      <style:text-properties officeooo:rsid="0fed6741"/>
    </style:style>
    <style:style style:name="T302" style:family="text">
      <style:text-properties fo:font-weight="bold" officeooo:rsid="1051ee52" style:font-weight-asian="bold" style:font-weight-complex="bold"/>
    </style:style>
    <style:style style:name="T303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7"><text:span text:style-name="Strong_20_Emphasis"><text:span text:style-name="T134">Checklist for installing </text:span></text:span><text:span text:style-name="Strong_20_Emphasis"><text:span text:style-name="T134"><text:user-field-get text:name="Distro">Rocky Linux</text:user-field-get></text:span></text:span><text:span text:style-name="Strong_20_Emphasis"><text:span text:style-name="T134"><text:s/></text:span></text:span><text:span text:style-name="Strong_20_Emphasis"><text:span text:style-name="T135"><text:user-field-get text:name="Version">8.10</text:user-field-get></text:span></text:span><text:span text:style-name="Strong_20_Emphasis"><text:span text:style-name="T136"><text:note text:id="ftn0" text:note-class="footnote"><text:note-citation>1</text:note-citation><text:note-body><text:p text:style-name="P92"><text:span text:style-name="T279">This </text:span><text:span text:style-name="Strong_20_Emphasis"><text:span text:style-name="T283"><text:user-field-get text:name="Distro">Rocky Linux</text:user-field-get></text:span></text:span><text:span text:style-name="T280"><text:s/></text:span><text:span text:style-name="T284"><text:user-field-get text:name="Version">8.10</text:user-field-get></text:span><text:span text:style-name="T284"><text:s/>Desktop</text:span><text:span text:style-name="T279"> (codename </text:span><text:span text:style-name="T282">GreenObsidian</text:span><text:span text:style-name="T279">) from </text:span><text:span text:style-name="T281">May</text:span><text:span text:style-name="T279"> </text:span><text:span text:style-name="Strong_20_Emphasis"><text:span text:style-name="T285"><text:user-field-get text:name="Releaseyear">2024</text:user-field-get></text:span></text:span><text:span text:style-name="T279"><text:s/>is a so-called LTS version (stands for Long-Term Support) and is supported for 5 years until </text:span><text:span text:style-name="T281">May</text:span><text:span text:style-name="T279"> 2029.</text:span></text:p></text:note-body></text:note></text:span></text:span><text:span text:style-name="Strong_20_Emphasis"><text:span text:style-name="T137"><text:s/></text:span></text:span><text:span text:style-name="Strong_20_Emphasis"><text:span text:style-name="T139">Desktop</text:span></text:span><text:span text:style-name="Strong_20_Emphasis"><text:span text:style-name="T138">.</text:span></text:span></text:p>
      <text:p text:style-name="P37"><text:span text:style-name="Strong_20_Emphasis"><text:span text:style-name="T95"/></text:span></text:p>
      <text:p text:style-name="P37"><text:span text:style-name="Strong_20_Emphasis"><text:span text:style-name="T184">This is a fillable PDF, no printing required.</text:span></text:span></text:p>
      <text:p text:style-name="P38"><text:span text:style-name="Strong_20_Emphasis"><text:span text:style-name="T133"/></text:span></text:p>
      <text:p text:style-name="P22"><text:span text:style-name="T154">Fill in the </text:span><text:span text:style-name="Strong_20_Emphasis"><text:span text:style-name="T58">text box</text:span></text:span><text:span text:style-name="T154"> behind the </text:span><text:span text:style-name="T162">underlined</text:span><text:span text:style-name="T155"> </text:span><text:span text:style-name="T154">words, see [explanation]:</text:span></text:p>
      <text:p text:style-name="P20"><text:span text:style-name="Definition"><text:span text:style-name="T271">user</text:span></text:span><text:span text:style-name="T224"><text:tab/><text:tab/></text:span><text:span text:style-name="T234"> <text:tab/><text:tab/><text:tab/> </text:span><text:span text:style-name="T225"><draw:control text:anchor-type="as-char" svg:y="-0.4cm" draw:z-index="4" draw:name="Gebruiker" draw:style-name="gr2" draw:text-style-name="P106" svg:width="6.4cm" svg:height="0.6cm" draw:control="control3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7">ull </text:span><text:span text:style-name="T235">na</text:span><text:span text:style-name="T237">me,</text:span><text:span text:style-name="T235"> </text:span><text:span text:style-name="T237">e.g.</text:span><text:span text:style-name="T235"> </text:span><text:span text:style-name="T236">J</text:span><text:span text:style-name="T239">ohn Doe</text:span><text:span text:style-name="T242">]</text:span></text:p>
      <text:p text:style-name="P75"><text:span text:style-name="Definition"><text:span text:style-name="T241">USER</text:span></text:span><text:span text:style-name="Definition"><text:span text:style-name="T270">na</text:span></text:span><text:span text:style-name="Definition"><text:span text:style-name="T272">me</text:span></text:span><text:span text:style-name="T240"><text:tab/><text:tab/><text:tab/> </text:span><text:span text:style-name="T240"><draw:control text:anchor-type="as-char" svg:y="-0.4cm" draw:z-index="10" draw:name="Gberuikersnaam 2" draw:style-name="gr2" draw:text-style-name="P106" svg:width="6.4cm" svg:height="0.6cm" draw:control="control9"><svg:title>Gebruikersnaam</svg:title><svg:desc>Korte naam, bijv. jan</svg:desc></draw:control></text:span><text:span text:style-name="T24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5">j</text:span><text:span text:style-name="T147">oh</text:span><text:span text:style-name="T145">n</text:span><text:span text:style-name="T146">]</text:span></text:p>
      <text:p text:style-name="P19"><text:span text:style-name="Definition"><text:span text:style-name="T270">COMPUTERNA</text:span></text:span><text:span text:style-name="Definition"><text:span text:style-name="T272">me</text:span></text:span><text:span text:style-name="T243"><text:tab/> </text:span><text:span text:style-name="T270"><draw:control text:anchor-type="as-char" svg:y="-0.4cm" draw:z-index="5" draw:name="Computernaam" draw:style-name="gr2" draw:text-style-name="P106" svg:width="6.4cm" svg:height="0.6cm" draw:control="control4"><svg:title>Computernaam</svg:title><svg:desc>Unieke naam van de computer</svg:desc></draw:control></text:span><text:span text:style-name="T270"><text:s text:c="2"/></text:span><text:span text:style-name="T244">[</text:span><text:span text:style-name="T250">N</text:span><text:span text:style-name="T245">a</text:span><text:span text:style-name="T249">me of the</text:span><text:span text:style-name="T245"> compute</text:span><text:span text:style-name="T246">r, </text:span><text:span text:style-name="T249">e.g.</text:span><text:span text:style-name="T247"> </text:span><text:span text:style-name="T248">pc02</text:span><text:span text:style-name="T244">]</text:span></text:p>
      <text:p text:style-name="P23"><text:span text:style-name="Definition"><text:span text:style-name="T252">USER</text:span></text:span><text:span text:style-name="T251"><text:tab/><text:tab/></text:span><text:span text:style-name="T234"> <text:tab/><text:tab/><text:tab/> </text:span><text:span text:style-name="T225"><draw:control text:anchor-type="as-char" svg:y="-0.4cm" draw:z-index="8" draw:name="Gebruiker 1" draw:style-name="gr2" draw:text-style-name="P106" svg:width="6.4cm" svg:height="0.6cm" draw:control="control7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8">ull </text:span><text:span text:style-name="T229">na</text:span><text:span text:style-name="T230">me</text:span><text:span text:style-name="T229"> possibly </text:span><text:span text:style-name="T232">2</text:span><text:span text:style-name="T264">nd</text:span><text:span text:style-name="T232"> </text:span><text:span text:style-name="T231">user</text:span><text:span text:style-name="T238">]</text:span></text:p>
      <text:p text:style-name="P89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8"><text:tab/><text:tab/><text:tab/> </text:span></text:span><text:span text:style-name="T240"><draw:control text:anchor-type="as-char" svg:y="-0.4cm" draw:z-index="9" draw:name="Gberuikersnaam 1" draw:style-name="gr2" draw:text-style-name="P106" svg:width="6.4cm" svg:height="0.6cm" draw:control="control8"><svg:title>Gebruikersnaam</svg:title><svg:desc>Korte naam, bijv. jan</svg:desc></draw:control></text:span><text:span text:style-name="T240"><text:s text:c="2"/></text:span><text:span text:style-name="T255">[</text:span><text:span text:style-name="T257">U</text:span><text:span text:style-name="T256">ser</text:span><text:span text:style-name="T260">na</text:span><text:span text:style-name="T261">me</text:span><text:span text:style-name="T260"> possibly </text:span><text:span text:style-name="T263">2</text:span><text:span text:style-name="T265">nd</text:span><text:span text:style-name="T263"> </text:span><text:span text:style-name="T262">user</text:span><text:span text:style-name="T259">]</text:span></text:p>
      <text:p text:style-name="P21"><text:span text:style-name="T148">Replace the </text:span><text:span text:style-name="T161">underlined</text:span><text:span text:style-name="T148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8">.</text:span></text:p>
      <text:p text:style-name="P62"/>
      <text:p text:style-name="P62"/>
      <text:p text:style-name="P24"><text:span text:style-name="T157">Not yet on Linux?</text:span><text:span text:style-name="T149"><text:tab/></text:span><text:span text:style-name="T156">Use</text:span><text:span text:style-name="T150"> </text:span><text:span text:style-name="Strong_20_Emphasis"><text:span text:style-name="T159">Checklist </text:span></text:span><text:span text:style-name="Strong_20_Emphasis"><text:span text:style-name="T160">transfer</text:span></text:span><text:span text:style-name="T150"> o</text:span><text:span text:style-name="T153">n</text:span><text:span text:style-name="T15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1"> </text:span><text:span text:style-name="T153">u</text:span><text:span text:style-name="T151">nder </text:span><text:span text:style-name="T158">Linux</text:span><text:span text:style-name="T152">.</text:span></text:p>
      <text:p text:style-name="P60"><text:span text:style-name="T171">New installation?</text:span><text:span text:style-name="T173"><text:tab/><text:tab/></text:span><text:span text:style-name="T175"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43"/>
      <text:p text:style-name="P43"/>
      <text:list text:style-name="L1">
        <text:list-item>
          <text:p text:style-name="P99"><text:bookmark-start text:name="__RefNumPara__4083_1271708128"/>Prepar<text:span text:style-name="T276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2"><draw:control text:anchor-type="as-char" draw:z-index="7" draw:name="Vorm3_0" draw:style-name="gr1" draw:text-style-name="P10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2"><draw:control text:anchor-type="as-char" draw:z-index="12" draw:name="Vorm3_ 1" draw:style-name="gr1" draw:text-style-name="P105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1" text:note-class="footnote"><text:note-citation>2</text:note-citation><text:note-body><text:p text:style-name="P77"><text:span text:style-name="User_20_Entry"><text:span text:style-name="T98">Login any additional </text:span></text:span><text:span text:style-name="Definition"><text:span text:style-name="T269">USER</text:span></text:span><text:span text:style-name="User_20_Entry"><text:span text:style-name="T102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7"><text:span text:style-name="Strong_20_Emphasis"><text:span text:style-name="T63"><draw:control text:anchor-type="as-char" draw:z-index="15" draw:name="Vorm 4" draw:style-name="gr1" draw:text-style-name="P10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102"><text:span text:style-name="Strong_20_Emphasis"><text:span text:style-name="T61">Type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5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7"><text:span text:style-name="Strong_20_Emphasis"><text:span text:style-name="T63"><draw:control text:anchor-type="as-char" draw:z-index="16" draw:name="Vorm 6" draw:style-name="gr1" draw:text-style-name="P10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63"><draw:control text:anchor-type="as-char" draw:z-index="17" draw:name="Vorm 7" draw:style-name="gr1" draw:text-style-name="P105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103"><text:span text:style-name="Strong_20_Emphasis"><text:span text:style-name="T61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7" office:value-type="string">
            <text:p text:style-name="P70"><text:span text:style-name="Strong_20_Emphasis"><text:span text:style-name="T42">Select </text:span></text:span><text:span text:style-name="Strong_20_Emphasis"><text:span text:style-name="T82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2" draw:name="Vorm9" draw:style-name="gr1" draw:text-style-name="P10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1"><text:span text:style-name="T163">Boot the computer from</text:span><text:span text:style-name="T167"><text:note text:id="ftn2" text:note-class="footnote"><text:note-citation>1</text:note-citation><text:note-body><text:p text:style-name="P6"><text:span text:style-name="T108">Boot menu/Setup via one of the </text:span><text:span text:style-name="T109">f</text:span><text:span text:style-name="T108">requently used keys:</text:span> <text:span text:style-name="T278">Esc</text:span>, <text:span text:style-name="T278">Delete</text:span>, <text:span text:style-name="T278">F1</text:span>, <text:span text:style-name="T278">F2</text:span>, <text:span text:style-name="T278">F9</text:span>, <text:span text:style-name="T278">F10</text:span>, <text:span text:style-name="T278">F11</text:span>, <text:span text:style-name="T301">or </text:span><text:span text:style-name="T278">F12</text:span>.</text:p></text:note-body></text:note></text:span><text:span text:style-name="T163"> an</text:span><text:span text:style-name="T165"> </text:span><text:span text:style-name="Strong_20_Emphasis"><text:span text:style-name="T142"><text:user-field-get text:name="Distro">Rocky Linux</text:user-field-get></text:span></text:span><text:span text:style-name="T166"><text:s/></text:span><text:span text:style-name="T143"><text:user-field-get text:name="Version">8.10</text:user-field-get></text:span><text:span text:style-name="T143"><text:s/></text:span><text:span text:style-name="Strong_20_Emphasis"><text:span text:style-name="T96">Desktop </text:span></text:span><text:span text:style-name="Strong_20_Emphasis"><text:span text:style-name="T94">L</text:span></text:span><text:span text:style-name="T91">ive</text:span><text:span text:style-name="T91"><text:note text:id="ftn3" text:note-class="footnote"><text:note-citation>2</text:note-citation><text:note-body><text:p text:style-name="P88"><text:span text:style-name="T19">From a Live USB stick you can boot and work with </text:span><text:span text:style-name="Strong_20_Emphasis"><text:span text:style-name="T170"><text:user-field-get text:name="Distro">Rocky Linux</text:user-field-get></text:span></text:span><text:span text:style-name="Strong_20_Emphasis"><text:span text:style-name="T170"><text:s/></text:span></text:span><text:span text:style-name="T19">without modifying any files on the hard drive and also allows installation of </text:span><text:span text:style-name="Strong_20_Emphasis"><text:span text:style-name="T170"><text:user-field-get text:name="Distro">Rocky Linux</text:user-field-get></text:span></text:span><text:span text:style-name="Strong_20_Emphasis"><text:span text:style-name="T170">.</text:span></text:span></text:p></text:note-body></text:note></text:span><text:span text:style-name="T163"> USB stick</text:span><text:span text:style-name="T92"><text:note text:id="ftn4" text:note-class="footnote"><text:note-citation>3</text:note-citation><text:note-body><text:p text:style-name="P93"><text:span text:style-name="Strong_20_Emphasis"><text:span text:style-name="T99">Create a bootable USB stick:<text:line-break/>Download a </text:span></text:span><text:span text:style-name="Strong_20_Emphasis"><text:span text:style-name="T103"><text:user-field-get text:name="Distro">Rocky Linux</text:user-field-get></text:span></text:span><text:span text:style-name="Strong_20_Emphasis"><text:span text:style-name="T103"><text:s/>Desktop</text:span></text:span><text:span text:style-name="Strong_20_Emphasis"><text:span text:style-name="T99"> </text:span></text:span><text:span text:style-name="Strong_20_Emphasis"><text:span text:style-name="T103"><text:user-field-get text:name="Version">8.10</text:user-field-get></text:span></text:span><text:span text:style-name="Strong_20_Emphasis"><text:span text:style-name="T103"><text:s/></text:span></text:span><text:span text:style-name="Strong_20_Emphasis"><text:span text:style-name="T104">LTS </text:span></text:span><text:span text:style-name="Strong_20_Emphasis"><text:span text:style-name="T99">CD image file (.iso) from</text:span></text:span><text:span text:style-name="Strong_20_Emphasis"><text:span text:style-name="T101"> </text:span></text:span><text:a xlink:type="simple" xlink:href="https://rockylinux.org/nl/download" text:style-name="Internet_20_link" text:visited-style-name="Visited_20_Internet_20_Link"><text:span text:style-name="Strong_20_Emphasis"><text:span text:style-name="T267">rockylinux.org/nl/download</text:span></text:span></text:a><text:span text:style-name="Strong_20_Emphasis"><text:span text:style-name="T101">.</text:span></text:span><text:span text:style-name="Strong_20_Emphasis"><text:span text:style-name="T99"><text:line-break/></text:span></text:span><text:span text:style-name="Strong_20_Emphasis"><text:span text:style-name="T100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6">karelzimmer.nl/en</text:span></text:span></text:a><text:span text:style-name="Strong_20_Emphasis"><text:span text:style-name="T100">, under </text:span></text:span><text:span text:style-name="Strong_20_Emphasis"><text:span text:style-name="T105">Linux</text:span></text:span><text:span text:style-name="Strong_20_Emphasis"><text:span text:style-name="T100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1"><text:span text:style-name="T144">Select</text:span><text:span text:style-name="Strong_20_Emphasis"><text:span text:style-name="T64"> </text:span></text:span><text:span text:style-name="Strong_20_Emphasis"><text:span text:style-name="T122">Install</text:span></text:span><text:span text:style-name="Strong_20_Emphasis"><text:span text:style-name="T65"> </text:span></text:span><text:span text:style-name="Strong_20_Emphasis"><text:span text:style-name="T123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4"><text:user-field-get text:name="Version">8.10</text:user-field-get>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6">Follow the instructions on the </text:span></text:span><text:span text:style-name="Strong_20_Emphasis"><text:span text:style-name="T127">installation </text:span></text:span><text:span text:style-name="Strong_20_Emphasis"><text:span text:style-name="T126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8" draw:name="Vorm 1" draw:style-name="gr1" draw:text-style-name="P105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5">At</text:span><text:span text:style-name="T186"> </text:span><text:span text:style-name="Strong_20_Emphasis"><text:span text:style-name="T185">WELCOME TO ROCKY LINUX 8.10</text:span></text:span><text:span text:style-name="Strong_20_Emphasis"><text:span text:style-name="T197"> select language and click </text:span></text:span><text:span text:style-name="T208">Continue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2" draw:name="Vorm 10" draw:style-name="gr1" draw:text-style-name="P105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9">nder</text:span><text:span text:style-name="T186"> </text:span><text:span text:style-name="Strong_20_Emphasis"><text:span text:style-name="T189">USER SETTINGS</text:span></text:span><text:span text:style-name="Strong_20_Emphasis"><text:span text:style-name="T203"> </text:span></text:span><text:span text:style-name="Strong_20_Emphasis"><text:span text:style-name="T204">click</text:span></text:span><text:span text:style-name="Strong_20_Emphasis"><text:span text:style-name="T205"> </text:span></text:span><text:span text:style-name="T209">User </text:span><text:span text:style-name="T215">C</text:span><text:span text:style-name="T209">reation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94"><text:span text:style-name="T273">Enter your</text:span><text:span text:style-name="T274"> </text:span><text:span text:style-name="Strong_20_Emphasis"><text:span text:style-name="T90">Full name</text:span></text:span><text:span text:style-name="Strong_20_Emphasis"><text:span text:style-name="T69"> </text:span></text:span><text:span text:style-name="Definition"><text:span text:style-name="T12">user</text:span></text:span><text:span text:style-name="Strong_20_Emphasis"><text:span text:style-name="T70">, <text:line-break/></text:span></text:span><text:span text:style-name="Strong_20_Emphasis"><text:span text:style-name="T90">User name</text:span></text:span><text:span text:style-name="Strong_20_Emphasis"><text:span text:style-name="T69"> </text:span></text:span><text:span text:style-name="Definition"><text:span text:style-name="T12">username</text:span></text:span><text:span text:style-name="Strong_20_Emphasis"><text:span text:style-name="T69">,</text:span></text:span></text:p>
            <text:p text:style-name="P94"><text:span text:style-name="Strong_20_Emphasis"><text:span text:style-name="T71">check</text:span></text:span><text:span text:style-name="Strong_20_Emphasis"><text:span text:style-name="T72"> </text:span></text:span><text:span text:style-name="Strong_20_Emphasis"><text:span text:style-name="T86">Ma</text:span></text:span><text:span text:style-name="Strong_20_Emphasis"><text:span text:style-name="T87">ke this user administrator</text:span></text:span><text:span text:style-name="Strong_20_Emphasis"><text:span text:style-name="T72">, </text:span></text:span><text:span text:style-name="Strong_20_Emphasis"><text:span text:style-name="T73">and</text:span></text:span></text:p>
            <text:p text:style-name="P95"><text:span text:style-name="Strong_20_Emphasis"><text:span text:style-name="T68">enter a </text:span></text:span><text:span text:style-name="Strong_20_Emphasis"><text:span text:style-name="T85">password</text:span></text:span><text:span text:style-name="Strong_20_Emphasis"><text:span text:style-name="T68"> twice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303">C</text:span>li<text:span text:style-name="T303">c</text:span>k <text:span text:style-name="T302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3" draw:name="Vorm 11" draw:style-name="gr1" draw:text-style-name="P105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9">nder</text:span><text:span text:style-name="T187"> </text:span><text:span text:style-name="T210">SOFTWARE</text:span><text:span text:style-name="T187"> </text:span><text:span text:style-name="T188">click</text:span><text:span text:style-name="T190"> </text:span><text:span text:style-name="T210">Installati</text:span><text:span text:style-name="T211">on Source</text:span><text:span text:style-name="T187"> </text:span><text:span text:style-name="T190">and click </text:span><text:span text:style-name="T211">Don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4" draw:name="Vorm 2" draw:style-name="gr1" draw:text-style-name="P105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9">nder</text:span><text:span text:style-name="T187"> </text:span><text:span text:style-name="T210">SYSTEM</text:span><text:span text:style-name="T187"> </text:span><text:span text:style-name="T188">click</text:span><text:span text:style-name="T190"> </text:span><text:span text:style-name="T210">Installati</text:span><text:span text:style-name="T211">on Destinati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2"><text:span text:style-name="T275">Check</text:span><text:span text:style-name="T298"> </text:span><text:span text:style-name="T299">the </text:span><text:span text:style-name="T300">Device Selection</text:span><text:span text:style-name="T286"> </text:span><text:span text:style-name="Strong_20_Emphasis"><text:span text:style-name="T288">and click </text:span></text:span><text:span text:style-name="Strong_20_Emphasis"><text:span text:style-name="T287">Done</text:span></text:span><text:span text:style-name="Strong_20_Emphasis"><text:span text:style-name="T289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5" draw:name="Vorm 12" draw:style-name="gr1" draw:text-style-name="P105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9">nder</text:span><text:span text:style-name="T187"> </text:span><text:span text:style-name="T210">SYSTEM</text:span><text:span text:style-name="T187"> </text:span><text:span text:style-name="T188">click</text:span><text:span text:style-name="T190"> </text:span><text:span text:style-name="T210">Netwerk &amp; </text:span><text:span text:style-name="T208">H</text:span><text:span text:style-name="T210">ost </text:span><text:span text:style-name="T208">N</text:span><text:span text:style-name="T210">a</text:span><text:span text:style-name="T208">m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19">Move</text:span><text:span text:style-name="T217"> the slider behind the network adapter </text:span><text:span text:style-name="T218">from </text:span><text:span text:style-name="T221">OFF</text:span><text:span text:style-name="T218"> </text:span><text:span text:style-name="T217">to </text:span><text:span text:style-name="T220">O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91">Enter you</text:span><text:span text:style-name="T195">r</text:span><text:span text:style-name="T192"> </text:span><text:span text:style-name="Strong_20_Emphasis"><text:span text:style-name="T193">Host </text:span></text:span><text:span text:style-name="Strong_20_Emphasis"><text:span text:style-name="T191">N</text:span></text:span><text:span text:style-name="Strong_20_Emphasis"><text:span text:style-name="T193">am</text:span></text:span><text:span text:style-name="Strong_20_Emphasis"><text:span text:style-name="T191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9"> </text:span></text:span><text:span text:style-name="Strong_20_Emphasis"><text:span text:style-name="T200">and click </text:span></text:span><text:span text:style-name="Strong_20_Emphasis"><text:span text:style-name="T212">Apply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96"><text:span text:style-name="Strong_20_Emphasis"><text:span text:style-name="T202">C</text:span></text:span><text:span text:style-name="Strong_20_Emphasis"><text:span text:style-name="T196">li</text:span></text:span><text:span text:style-name="Strong_20_Emphasis"><text:span text:style-name="T202">c</text:span></text:span><text:span text:style-name="Strong_20_Emphasis"><text:span text:style-name="T196">k </text:span></text:span><text:span text:style-name="Strong_20_Emphasis"><text:span text:style-name="T211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6" draw:name="Vorm 5" draw:style-name="gr1" draw:text-style-name="P105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8">U</text:span><text:span text:style-name="T189">nder</text:span><text:span text:style-name="T187"> </text:span><text:span text:style-name="T210">SOFTWARE</text:span><text:span text:style-name="T187"> </text:span><text:span text:style-name="T188">click</text:span><text:span text:style-name="T190"> </text:span><text:span text:style-name="T213">Software </text:span><text:span text:style-name="T214">S</text:span><text:span text:style-name="T213">electi</text:span><text:span text:style-name="T214">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4">Select </text:span><text:span text:style-name="T213">Server</text:span><text:span text:style-name="T194"> </text:span><text:span text:style-name="Strong_20_Emphasis"><text:span text:style-name="T205">and click </text:span></text:span><text:span text:style-name="Strong_20_Emphasis"><text:span text:style-name="T216">Don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3"><text:span text:style-name="Strong_20_Emphasis"><text:span text:style-name="T34"><draw:control text:anchor-type="as-char" draw:z-index="27" draw:name="Vorm 14" draw:style-name="gr1" draw:text-style-name="P105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6">Click</text:span></text:span><text:span text:style-name="Strong_20_Emphasis"><text:span text:style-name="T207"> </text:span></text:span><text:span text:style-name="Strong_20_Emphasis"><text:span text:style-name="T222">Begin </text:span></text:span><text:span text:style-name="Strong_20_Emphasis"><text:span text:style-name="T223">Installation</text:span></text:span><text:span text:style-name="Strong_20_Emphasis"><text:span text:style-name="T198">.</text:span></text:span></text:p>
          </table:table-cell>
        </table:table-row>
      </table:table>
      <text:p text:style-name="P65"><text:span text:style-name="Strong_20_Emphasis"><text:span text:style-name="T66"/></text:span></text:p>
      <text:list text:continue-numbering="true" text:style-name="L1">
        <text:list-item>
          <text:p text:style-name="P98"><text:span text:style-name="Strong_20_Emphasis"><text:span text:style-name="T89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10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7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7"><draw:control text:anchor-type="as-char" draw:z-index="13" draw:name="Vorm4_ 1" draw:style-name="gr1" draw:text-style-name="P105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7"><text:span text:style-name="Strong_20_Emphasis"><text:span text:style-name="T63"><draw:control text:anchor-type="as-char" draw:z-index="18" draw:name="Vorm4" draw:style-name="gr1" draw:text-style-name="P105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102"><text:span text:style-name="Strong_20_Emphasis"><text:span text:style-name="T61">Type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6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7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63"><draw:control text:anchor-type="as-char" draw:z-index="19" draw:name="Vorm 3" draw:style-name="gr1" draw:text-style-name="P105" svg:width="0.35cm" svg:height="0.35cm" draw:control="control18"/></text:span></text:span></text:p>
          </table:table-cell>
          <table:table-cell table:style-name="_33_._5f_Installatie_5f_afronden.C8" office:value-type="string">
            <text:p text:style-name="P104"><text:span text:style-name="Strong_20_Emphasis"><text:span text:style-name="T61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4"><text:span text:style-name="Strong_20_Emphasis"><text:span text:style-name="T34"/></text:span></text:p>
          </table:table-cell>
          <table:table-cell table:style-name="_33_._5f_Installatie_5f_afronden.C9" office:value-type="string">
            <text:p text:style-name="P79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8">3</text:span></text:span><text:span text:style-name="Strong_20_Emphasis"><text:span text:style-name="T74"> 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0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1"><text:span text:style-name="Strong_20_Emphasis"><text:span text:style-name="T18">P</text:span></text:span><text:span text:style-name="Strong_20_Emphasis"><text:span text:style-name="T183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6" draw:name="Vorm40_0" draw:style-name="gr1" draw:text-style-name="P105" svg:width="0.35cm" svg:height="0.35cm" draw:control="control5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1" draw:name="Vorm40_ 1" draw:style-name="gr1" draw:text-style-name="P105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5" text:note-class="footnote"><text:note-citation>1</text:note-citation><text:note-body><text:p text:style-name="P78"><text:span text:style-name="User_20_Entry"><text:span text:style-name="T111">Login any additional </text:span></text:span><text:span text:style-name="Definition"><text:span text:style-name="T268">USER</text:span></text:span><text:span text:style-name="User_20_Entry"><text:span text:style-name="T110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7"><draw:control text:anchor-type="as-char" draw:z-index="14" draw:name="Vorm4_ 2" draw:style-name="gr1" draw:text-style-name="P105" svg:width="0.35cm" svg:height="0.35cm" draw:control="control13"/></text:span></text:span></text:p>
          </table:table-cell>
          <table:table-cell table:style-name="Tabel2.D2" office:value-type="string">
            <text:p text:style-name="P47"><text:span text:style-name="Strong_20_Emphasis"><text:span text:style-name="T128">Follow the instructions on the </text:span></text:span><text:span text:style-name="Strong_20_Emphasis"><text:span text:style-name="T129">welcome screens</text:span></text:span><text:span text:style-name="Strong_20_Emphasis"><text:span text:style-name="T128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20" draw:name="Vorm 8" draw:style-name="gr1" draw:text-style-name="P105" svg:width="0.35cm" svg:height="0.35cm" draw:control="control19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21" draw:name="Vorm 9" draw:style-name="gr1" draw:text-style-name="P105" svg:width="0.35cm" svg:height="0.35cm" draw:control="control20"/></text:span></text:span></text:p>
          </table:table-cell>
          <table:table-cell table:style-name="Tabel2.D5" office:value-type="string">
            <text:p text:style-name="P104"><text:span text:style-name="Strong_20_Emphasis"><text:span text:style-name="T61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8">4</text:span></text:span><text:span text:style-name="Strong_20_Emphasis"><text:span text:style-name="T77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8">End of checklist,</text:span><text:span text:style-name="T179"> </text:span><text:span text:style-name="Strong_20_Emphasis"><text:span text:style-name="T140"><text:user-field-get text:name="Distro">Rocky Linux</text:user-field-get></text:span></text:span><text:span text:style-name="T177"><text:s/></text:span><text:span text:style-name="T176"><text:user-field-get text:name="Version">8.10</text:user-field-get></text:span><text:span text:style-name="T176"><text:s/></text:span><text:span text:style-name="Strong_20_Emphasis"><text:span text:style-name="T141">Desktop</text:span></text:span><text:span text:style-name="Strong_20_Emphasis"><text:span text:style-name="T93"> </text:span></text:span><text:span text:style-name="T178">installation is complete.</text:span></text:p>
      <text:p text:style-name="P36"/>
      <text:p text:style-name="P25"><text:span text:style-name="Emphasis"><text:span text:style-name="T290">Written</text:span></text:span><text:span text:style-name="Emphasis"><text:span text:style-name="T291"> </text:span></text:span><text:span text:style-name="Emphasis"><text:span text:style-name="T290">by</text:span></text:span><text:span text:style-name="Emphasis"><text:span text:style-name="T2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2">.</text:span></text:span></text:p>
      <text:p text:style-name="P26"><text:span text:style-name="Emphasis"><text:span text:style-name="T295">Licens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2"> 1.0 </text:span></text:span><text:span text:style-name="Emphasis"><text:span text:style-name="T2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5T16:06:53.890434871">25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6:53.765305918</dc:date>
    <meta:keyword>Installatie</meta:keyword>
    <meta:keyword>Checklist</meta:keyword>
    <meta:keyword>Linux</meta:keyword>
    <meta:editing-cycles>6942</meta:editing-cycles>
    <meta:editing-duration>P12DT6H27M50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5" meta:word-count="461" meta:character-count="2906" meta:non-whitespace-character-count="2476"/>
    <meta:user-defined meta:name="Info 1"/>
    <meta:user-defined meta:name="Info 2"/>
    <meta:user-defined meta:name="Info 3"/>
    <meta:user-defined meta:name="Info 4"/>
  </office:meta>
</office:document-meta>
</file>